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P162" style:parent-style-name="Standard" style:family="paragraph"/>
    <style:style style:name="T163" style:parent-style-name="DefaultParagraphFont" style:family="text">
      <style:text-properties fo:language="bg" fo:country="BG"/>
    </style:style>
    <style:style style:name="P164" style:parent-style-name="Standard" style:family="paragraph"/>
    <style:style style:name="T165" style:parent-style-name="DefaultParagraphFont" style:family="text">
      <style:text-properties fo:language="bg" fo:country="BG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anguage="bg" fo:country="BG"/>
    </style:style>
    <style:style style:name="P168" style:parent-style-name="Standard" style:family="paragraph"/>
    <style:style style:name="T169" style:parent-style-name="DefaultParagraphFont" style:family="text">
      <style:text-properties fo:language="bg" fo:country="BG"/>
    </style:style>
    <style:style style:name="T170" style:parent-style-name="DefaultParagraphFont" style:family="text">
      <style:text-properties fo:language="bg" fo:country="BG"/>
    </style:style>
    <style:style style:name="P171" style:parent-style-name="Standard" style:family="paragraph"/>
    <style:style style:name="T172" style:parent-style-name="DefaultParagraphFont" style:family="text">
      <style:text-properties fo:language="bg" fo:country="BG"/>
    </style:style>
    <style:style style:name="T173" style:parent-style-name="DefaultParagraphFont" style:family="text">
      <style:text-properties fo:language="en" fo:country="GB"/>
    </style:style>
    <style:style style:name="T174" style:parent-style-name="DefaultParagraphFont" style:family="text">
      <style:text-properties fo:language="bg" fo:country="BG"/>
    </style:style>
    <style:style style:name="P175" style:parent-style-name="Standard" style:family="paragraph"/>
    <style:style style:name="T176" style:parent-style-name="DefaultParagraphFont" style:family="text">
      <style:text-properties fo:language="bg" fo:country="BG"/>
    </style:style>
    <style:style style:name="T177" style:parent-style-name="DefaultParagraphFont" style:family="text">
      <style:text-properties fo:language="bg" fo:country="BG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anguage="bg" fo:country="BG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bg" fo:country="BG"/>
    </style:style>
    <style:style style:name="P182" style:parent-style-name="Standard" style:family="paragraph"/>
    <style:style style:name="T183" style:parent-style-name="DefaultParagraphFont" style:family="text">
      <style:text-properties fo:language="bg" fo:country="BG"/>
    </style:style>
    <style:style style:name="P184" style:parent-style-name="Standard" style:family="paragraph"/>
    <style:style style:name="T185" style:parent-style-name="DefaultParagraphFont" style:family="text">
      <style:text-properties fo:language="bg" fo:country="BG"/>
    </style:style>
    <style:style style:name="T186" style:parent-style-name="DefaultParagraphFont" style:family="text">
      <style:text-properties fo:language="en" fo:country="GB"/>
    </style:style>
    <style:style style:name="T187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</text:span><text:span text:style-name="Hyperlink">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 от калибрирането</text:span></text:p>
        </text:list-item>
      </text:list>
      <text:p text:style-name="Standard">30.01</text:p>
      <text:list text:style-name="LFO14" text:continue-numbering="true">
        <text:list-item>
          <text:p text:style-name="P162"><text:a xlink:href="https://present5.com/last-4-lectures-camera-structure-image-filtering-hdr/" office:target-frame-name="_top" xlink:show="replace"><text:span text:style-name="Hyperlink">https://present5.com/last-4-lectures-camera-structure-image-filtering-hdr/</text:span></text:a><text:s/>-<text:s/><text:span text:style-name="T163">хубаво изображение, което описва оптичния център и вътрешните параметри на камерата.</text:span></text:p>
        </text:list-item>
        <text:list-item>
          <text:p text:style-name="P164"><text:a xlink:href="https://www.mathworks.com/help/vision/ug/camera-calibration.html" office:target-frame-name="_top" xlink:show="replace"><text:span text:style-name="Hyperlink">https://www.</text:span><text:span text:style-name="Hyperlink">mathworks.com/help/vision/ug/camera-calibration.html</text:span></text:a><text:s/>-<text:s/><text:span text:style-name="T165">добро описване на вътрешните параметри на камерата +<text:s/></text:span><text:span text:style-name="T166">skew<text:s/></text:span><text:span text:style-name="T167">на равнината на изображението.</text:span></text:p>
        </text:list-item>
        <text:list-item>
          <text:p text:style-name="P168"><text:a xlink:href="https://ksimek.github.io/2013/08/13/intrinsic/#:~:text=The%20camera's%20%22principal%20axis%22%20is,relative%20to%20the%20film's%20origin" office:target-frame-name="_top" xlink:show="replace"><text:span text:style-name="Hyperlink">https://ksimek.github.io/2013/08/13/intrinsic/#:~:text=The%20camera's%20%22principal%20axis%22%20is,relative%20to%20the%20film's%20origin</text:span></text:a>.<text:span text:style-name="T169"><text:s/>– описание на проектните трансформации, от които се състой матрицата на въ</text:span><text:span text:style-name="T170">трешните параметри: т. Intrinsic parameters as 2D transformations</text:span></text:p>
        </text:list-item>
        <text:list-item>
          <text:p text:style-name="P171"><text:a xlink:href="https://www.youtube.com/watch?v=B8kMB6Hv2eI&amp;ab_channel=FirstPrinciplesofComputerVision" office:target-frame-name="_top" xlink:show="replace"><text:span text:style-name="Hyperlink">https://www.youtube.com/watch?v=B8kMB6Hv2eI&amp;ab_channel=FirstPrinciplesofComputerVision</text:span></text:a><text:span text:style-name="T172"><text:s/>– описание на 3</text:span><text:span text:style-name="T173">x3<text:s/></text:span><text:span text:style-name="T174">транформациите на изображение</text:span></text:p>
        </text:list-item>
        <text:list-item>
          <text:p text:style-name="P175"><text:a xlink:href="https://www.youtube.com/watch?v=K2XLXlyPqCA&amp;ab_channel=FirstPrinciplesofComputerVision" office:target-frame-name="_top" xlink:show="replace"><text:span text:style-name="Hyperlink">https://www.youtube.com/watch?v=K2XLXlyPqCA&amp;ab_channel=FirstPrinciplesofComputerVision</text:span></text:a><text:span text:style-name="T176"><text:s/>- – описание на<text:s/></text:span><text:span text:style-name="T177">2</text:span><text:span text:style-name="T178">x</text:span><text:span text:style-name="T179">2</text:span><text:span text:style-name="T180"><text:s/></text:span><text:span text:style-name="T181">транформациите на изображение + доказателство на матрицата за ротиране.</text:span></text:p>
        </text:list-item>
        <text:list-item>
          <text:p text:style-name="P182"><text:a xlink:href="https://github.com/kamino410/phase-shifting" office:target-frame-name="_top" xlink:show="replace"><text:span text:style-name="Hyperlink">https://github.com/kamino410/phase-shifting</text:span></text:a><text:s/>-<text:s/><text:span text:style-name="T183">скенер, който може да се използва за пример</text:span></text:p>
        </text:list-item>
      </text:list>
      <text:p text:style-name="Standard">25.04</text:p>
      <text:list text:style-name="LFO15" text:continue-numbering="true">
        <text:list-item>
          <text:p text:style-name="P184"><text:a xlink:href="https://i.stack.imgur.com/LrDRD.jpg" office:target-frame-name="_top" xlink:show="replace"><text:span text:style-name="Hyperlink">https://i.stack.imgur.com/LrDRD.jpg</text:span></text:a><text:s/>-<text:s/><text:span text:style-name="T185">Описание математическо на калибриране+триангулация = 3</text:span><text:span text:style-name="T186">D<text:s/></text:span><text:span text:style-name="T187">данни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4-25T19:08:00Z</dc:date>
    <meta:template xlink:href="Normal" xlink:type="simple"/>
    <meta:editing-cycles>38</meta:editing-cycles>
    <meta:editing-duration>PT3054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5" meta:word-count="1927" meta:character-count="12886" meta:row-count="91" meta:non-whitespace-character-count="10984"/>
  </office:meta>
</office:document-meta>
</file>